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8.00pt" fo:font-weight="bold"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8.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6.00pt" fo:font-weight="normal" fo:font-family="'Times New Roman'" style:font-family-asian="'Times New Roman'" style:font-family-complex="'Times New Roman'" fo:background-color="transparent" style:use-window-font-color="true"/>
    </style:style>
    <style:style style:name="T14" style:family="text">
      <style:text-properties fo:font-size="16.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6.00pt" fo:font-weight="bold" fo:font-family="Arial" style:font-family-asian="Arial" style:font-family-complex="Arial"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normal" fo:font-family="'Times New Roman'" style:font-family-asian="'Times New Roman'" style:font-family-complex="'Times New Roman'" fo:background-color="transparent" style:use-window-font-color="true"/>
    </style:style>
    <style:style style:name="T34" style:family="text">
      <style:text-properties fo:font-size="14.00pt" fo:font-weight="normal" fo:font-family="'Times New Roman'" style:font-family-asian="'Times New Roman'" style:font-family-complex="'Times New Roman'" fo:background-color="transparent" style:use-window-font-color="true"/>
    </style:style>
    <style:style style:name="T35" style:family="text">
      <style:text-properties fo:font-size="14.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normal" fo:font-family="'Times New Roman'" style:font-family-asian="'Times New Roman'" style:font-family-complex="'Times New Roman'" fo:background-color="transparent" style:use-window-font-color="true"/>
    </style:style>
    <style:style style:name="T38" style:family="text">
      <style:text-properties fo:font-size="14.00pt" fo:font-weight="normal" fo:font-family="'Times New Roman'" style:font-family-asian="'Times New Roman'" style:font-family-complex="'Times New Roman'" fo:background-color="transparent" style:use-window-font-color="true"/>
    </style:style>
    <style:style style:name="T39"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40"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41" style:family="text">
      <style:text-properties fo:font-size="14.00pt" fo:font-weight="normal" fo:font-family="'Times New Roman'" style:font-family-asian="'Times New Roman'" style:font-family-complex="'Times New Roman'" fo:background-color="transparent" style:use-window-font-color="true"/>
    </style:style>
    <style:style style:name="T42" style:family="text">
      <style:text-properties fo:font-size="14.00pt" fo:font-weight="normal" fo:font-family="'Times New Roman'" style:font-family-asian="'Times New Roman'" style:font-family-complex="'Times New Roman'" fo:background-color="transparent" style:use-window-font-color="true"/>
    </style:style>
    <style:style style:name="T43" style:family="text">
      <style:text-properties fo:font-size="14.00pt" fo:font-weight="normal" fo:font-family="'Times New Roman'" style:font-family-asian="'Times New Roman'" style:font-family-complex="'Times New Roman'" fo:background-color="transparent" style:use-window-font-color="true"/>
    </style:style>
    <style:style style:name="T44" style:family="text">
      <style:text-properties fo:font-size="14.00pt" fo:font-weight="normal" fo:font-family="'Times New Roman'" style:font-family-asian="'Times New Roman'" style:font-family-complex="'Times New Roman'" fo:background-color="transparent" style:use-window-font-color="true"/>
    </style:style>
    <style:style style:name="T45" style:family="text">
      <style:text-properties fo:font-size="14.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4.00pt" fo:font-weight="normal" fo:font-family="'Times New Roman'" style:font-family-asian="'Times New Roman'" style:font-family-complex="'Times New Roman'" fo:background-color="transparent" style:use-window-font-color="true"/>
    </style:style>
    <style:style style:name="T50" style:family="text">
      <style:text-properties fo:font-size="14.00pt" fo:font-weight="normal" fo:font-family="'Times New Roman'" style:font-family-asian="'Times New Roman'" style:font-family-complex="'Times New Roman'" fo:background-color="transparent" style:use-window-font-color="true"/>
    </style:style>
    <style:style style:name="T51" style:family="text">
      <style:text-properties fo:font-size="14.00pt" fo:font-weight="normal" fo:font-family="'Times New Roman'" style:font-family-asian="'Times New Roman'" style:font-family-complex="'Times New Roman'" fo:background-color="transparent" style:use-window-font-color="true"/>
    </style:style>
    <style:style style:name="T52" style:family="text">
      <style:text-properties fo:font-size="14.00pt" fo:font-weight="normal" fo:font-family="'Times New Roman'" style:font-family-asian="'Times New Roman'" style:font-family-complex="'Times New Roman'" fo:background-color="transparent" style:use-window-font-color="true"/>
    </style:style>
    <style:style style:name="T53" style:family="text">
      <style:text-properties fo:font-size="14.00pt" fo:font-weight="normal" fo:font-family="'Times New Roman'" style:font-family-asian="'Times New Roman'" style:font-family-complex="'Times New Roman'" fo:background-color="transparent" style:use-window-font-color="true"/>
    </style:style>
    <style:style style:name="T54"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55"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56" style:family="text">
      <style:text-properties fo:font-size="14.00pt" fo:font-weight="normal" fo:font-family="'Times New Roman'" style:font-family-asian="'Times New Roman'" style:font-family-complex="'Times New Roman'" fo:background-color="transparent" style:use-window-font-color="true"/>
    </style:style>
    <style:style style:name="T57" style:family="text">
      <style:text-properties fo:font-size="14.00pt" fo:font-weight="normal" fo:font-family="'Times New Roman'" style:font-family-asian="'Times New Roman'" style:font-family-complex="'Times New Roman'" fo:background-color="transparent" style:use-window-font-color="true"/>
    </style:style>
    <style:style style:name="T58" style:family="text">
      <style:text-properties fo:font-size="14.00pt" fo:font-weight="normal" fo:font-family="'Times New Roman'" style:font-family-asian="'Times New Roman'" style:font-family-complex="'Times New Roman'" fo:background-color="transparent" style:use-window-font-color="true"/>
    </style:style>
    <style:style style:name="T59" style:family="text">
      <style:text-properties fo:font-size="14.00pt" fo:font-weight="normal" fo:font-family="'Times New Roman'" style:font-family-asian="'Times New Roman'" style:font-family-complex="'Times New Roman'" fo:background-color="transparent" style:use-window-font-color="true"/>
    </style:style>
    <style:style style:name="T60" style:family="text">
      <style:text-properties fo:font-size="14.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Times New Roman'" style:font-family-asian="'Times New Roman'" style:font-family-complex="'Times New Roman'"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Times New Roman'" style:font-family-asian="'Times New Roman'" style:font-family-complex="'Times New Roman'"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normal" fo:font-family="'Times New Roman'" style:font-family-asian="'Times New Roman'" style:font-family-complex="'Times New Roman'"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4.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4.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Times New Roman'" style:font-family-asian="'Times New Roman'" style:font-family-complex="'Times New Roman'" fo:background-color="transparent" style:use-window-font-color="true"/>
    </style:style>
    <style:style style:name="T81" style:family="text">
      <style:text-properties fo:font-size="14.00pt" fo:font-weight="normal" fo:font-family="'Times New Roman'" style:font-family-asian="'Times New Roman'" style:font-family-complex="'Times New Roman'" fo:background-color="transparent" style:use-window-font-color="true"/>
    </style:style>
    <style:style style:name="T82"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83" style:family="text">
      <style:text-properties fo:font-size="14.00pt" fo:font-weight="normal" fo:font-family="'Times New Roman'" style:font-family-asian="'Times New Roman'" style:font-family-complex="'Times New Roman'" fo:background-color="transparent" style:use-window-font-color="true"/>
    </style:style>
    <style:style style:name="T84"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85" style:family="text">
      <style:text-properties fo:font-size="14.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8" style:family="text">
      <style:text-properties fo:font-size="14.00pt" fo:font-weight="normal" fo:font-family="'Times New Roman'" style:font-family-asian="'Times New Roman'" style:font-family-complex="'Times New Roman'" fo:background-color="transparent" style:use-window-font-color="true"/>
    </style:style>
    <style:style style:name="T89"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90" style:family="text">
      <style:text-properties fo:font-size="14.00pt" fo:font-weight="normal" fo:font-family="'Times New Roman'" style:font-family-asian="'Times New Roman'" style:font-family-complex="'Times New Roman'" fo:background-color="transparent" style:use-window-font-color="true"/>
    </style:style>
    <style:style style:name="T91" style:family="text">
      <style:text-properties fo:font-size="14.00pt" fo:font-weight="normal" fo:font-family="'Times New Roman'" style:font-family-asian="'Times New Roman'" style:font-family-complex="'Times New Roman'" fo:background-color="transparent" style:use-window-font-color="true"/>
    </style:style>
    <style:style style:name="T92" style:family="text">
      <style:text-properties fo:font-size="14.00pt" fo:font-weight="normal" fo:font-family="'Times New Roman'" style:font-family-asian="'Times New Roman'" style:font-family-complex="'Times New Roman'" fo:background-color="transparent" style:use-window-font-color="true"/>
    </style:style>
    <style:style style:name="T93"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94"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95" style:family="text">
      <style:text-properties fo:font-size="14.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normal" fo:font-family="'Times New Roman'" style:font-family-asian="'Times New Roman'" style:font-family-complex="'Times New Roman'" fo:background-color="transparent" style:use-window-font-color="true"/>
    </style:style>
    <style:style style:name="T100"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101" style:family="text">
      <style:text-properties fo:font-size="14.00pt" fo:font-weight="normal" fo:font-family="'Times New Roman'" style:font-family-asian="'Times New Roman'" style:font-family-complex="'Times New Roman'" fo:background-color="transparent" style:use-window-font-color="true" fo:font-style="italic"/>
    </style:style>
    <style:style style:name="T102" style:family="text">
      <style:text-properties fo:font-size="14.00pt" fo:font-weight="normal" fo:font-family="'Times New Roman'" style:font-family-asian="'Times New Roman'" style:font-family-complex="'Times New Roman'" fo:background-color="transparent" style:use-window-font-color="true"/>
    </style:style>
    <style:style style:name="T103" style:family="text">
      <style:text-properties fo:font-size="14.00pt" fo:font-weight="normal" fo:font-family="'Times New Roman'" style:font-family-asian="'Times New Roman'" style:font-family-complex="'Times New Roman'" fo:background-color="transparent" style:use-window-font-color="true"/>
    </style:style>
    <style:style style:name="T104" style:family="text">
      <style:text-properties fo:font-size="14.00pt" fo:font-weight="normal" fo:font-family="'Times New Roman'" style:font-family-asian="'Times New Roman'" style:font-family-complex="'Times New Roman'" fo:background-color="transparent" style:use-window-font-color="true"/>
    </style:style>
    <style:style style:name="T105" style:family="text">
      <style:text-properties fo:font-size="14.00pt" fo:font-weight="normal" fo:font-family="'Times New Roman'" style:font-family-asian="'Times New Roman'" style:font-family-complex="'Times New Roman'" fo:background-color="transparent" style:use-window-font-color="true"/>
    </style:style>
    <style:style style:name="T106" style:family="text">
      <style:text-properties fo:font-size="14.00pt" fo:font-weight="normal" fo:font-family="'Times New Roman'" style:font-family-asian="'Times New Roman'" style:font-family-complex="'Times New Roman'" fo:background-color="transparent" style:use-window-font-color="true"/>
    </style:style>
    <style:style style:name="T107" style:family="text">
      <style:text-properties fo:font-size="14.00pt" fo:font-weight="normal" fo:font-family="'Times New Roman'" style:font-family-asian="'Times New Roman'" style:font-family-complex="'Times New Roman'" fo:background-color="transparent" style:use-window-font-color="true"/>
    </style:style>
    <style:style style:name="T108" style:family="text">
      <style:text-properties fo:font-size="14.00pt" fo:font-weight="normal" fo:font-family="'Times New Roman'" style:font-family-asian="'Times New Roman'" style:font-family-complex="'Times New Roman'" fo:background-color="transparent" style:use-window-font-color="true"/>
    </style:style>
    <style:style style:name="T109" style:family="text">
      <style:text-properties fo:font-size="14.00pt" fo:font-weight="normal" fo:font-family="'Times New Roman'" style:font-family-asian="'Times New Roman'" style:font-family-complex="'Times New Roman'" fo:background-color="transparent" style:use-window-font-color="true"/>
    </style:style>
    <style:style style:name="T110" style:family="text">
      <style:text-properties fo:font-size="14.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4.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Times New Roman'" style:font-family-asian="'Times New Roman'" style:font-family-complex="'Times New Roman'" fo:background-color="transparent" style:use-window-font-color="true"/>
    </style:style>
    <style:style style:name="T115" style:family="text">
      <style:text-properties fo:font-size="14.00pt" fo:font-weight="normal" fo:font-family="'Times New Roman'" style:font-family-asian="'Times New Roman'" style:font-family-complex="'Times New Roman'" fo:background-color="transparent" style:use-window-font-color="true"/>
    </style:style>
    <style:style style:name="T116" style:family="text">
      <style:text-properties fo:font-size="14.00pt" fo:font-weight="normal" fo:font-family="'Times New Roman'" style:font-family-asian="'Times New Roman'" style:font-family-complex="'Times New Roman'" fo:background-color="transparent" style:use-window-font-color="true"/>
    </style:style>
    <style:style style:name="T117" style:family="text">
      <style:text-properties fo:font-size="14.00pt" fo:font-weight="normal" fo:font-family="'Times New Roman'" style:font-family-asian="'Times New Roman'" style:font-family-complex="'Times New Roman'" fo:background-color="transparent" style:use-window-font-color="true"/>
    </style:style>
    <style:style style:name="T118" style:family="text">
      <style:text-properties fo:font-size="14.00pt" fo:font-weight="normal" fo:font-family="'Times New Roman'" style:font-family-asian="'Times New Roman'" style:font-family-complex="'Times New Roman'" fo:background-color="transparent" style:use-window-font-color="true"/>
    </style:style>
    <style:style style:name="T119" style:family="text">
      <style:text-properties fo:font-size="14.00pt" fo:font-weight="normal" fo:font-family="'Times New Roman'" style:font-family-asian="'Times New Roman'" style:font-family-complex="'Times New Roman'" fo:background-color="transparent" style:use-window-font-color="true"/>
    </style:style>
    <style:style style:name="T120" style:family="text">
      <style:text-properties fo:font-size="14.00pt" fo:font-weight="normal" fo:font-family="'Times New Roman'" style:font-family-asian="'Times New Roman'" style:font-family-complex="'Times New Roman'" fo:background-color="transparent" style:use-window-font-color="true"/>
    </style:style>
    <style:style style:name="T121" style:family="text">
      <style:text-properties fo:font-size="14.00pt" fo:font-weight="normal" fo:font-family="'Times New Roman'" style:font-family-asian="'Times New Roman'" style:font-family-complex="'Times New Roman'" fo:background-color="transparent" style:use-window-font-color="true"/>
    </style:style>
    <style:style style:name="T122" style:family="text">
      <style:text-properties fo:font-size="14.00pt" fo:font-weight="normal" fo:font-family="'Times New Roman'" style:font-family-asian="'Times New Roman'" style:font-family-complex="'Times New Roman'" fo:background-color="transparent" style:use-window-font-color="true"/>
    </style:style>
    <style:style style:name="T123" style:family="text">
      <style:text-properties fo:font-size="14.00pt" fo:font-weight="normal" fo:font-family="'Times New Roman'" style:font-family-asian="'Times New Roman'" style:font-family-complex="'Times New Roman'" fo:background-color="transparent" style:use-window-font-color="true"/>
    </style:style>
    <style:style style:name="T124" style:family="text">
      <style:text-properties fo:font-size="14.00pt" fo:font-weight="normal" fo:font-family="'Times New Roman'" style:font-family-asian="'Times New Roman'" style:font-family-complex="'Times New Roman'" fo:background-color="transparent" style:use-window-font-color="true"/>
    </style:style>
    <style:style style:name="T125" style:family="text">
      <style:text-properties fo:font-size="14.00pt" fo:font-weight="normal" fo:font-family="'Times New Roman'" style:font-family-asian="'Times New Roman'" style:font-family-complex="'Times New Roman'" fo:background-color="transparent" style:use-window-font-color="true"/>
    </style:style>
    <style:style style:name="T126" style:family="text">
      <style:text-properties fo:font-size="14.00pt" fo:font-weight="normal" fo:font-family="'Times New Roman'" style:font-family-asian="'Times New Roman'" style:font-family-complex="'Times New Roman'" fo:background-color="transparent" style:use-window-font-color="true"/>
    </style:style>
    <style:style style:name="T127" style:family="text">
      <style:text-properties fo:font-size="14.00pt" fo:font-weight="normal" fo:font-family="'Times New Roman'" style:font-family-asian="'Times New Roman'" style:font-family-complex="'Times New Roman'" fo:background-color="transparent" style:use-window-font-color="true"/>
    </style:style>
    <style:style style:name="T128" style:family="text">
      <style:text-properties fo:font-size="14.00pt" fo:font-weight="normal" fo:font-family="'Times New Roman'" style:font-family-asian="'Times New Roman'" style:font-family-complex="'Times New Roman'" fo:background-color="transparent" style:use-window-font-color="true"/>
    </style:style>
    <style:style style:name="T129" style:family="text">
      <style:text-properties fo:font-size="14.00pt" fo:font-weight="normal" fo:font-family="'Times New Roman'" style:font-family-asian="'Times New Roman'" style:font-family-complex="'Times New Roman'" fo:background-color="transparent" style:use-window-font-color="true"/>
    </style:style>
    <style:style style:name="T130" style:family="text">
      <style:text-properties fo:font-size="14.00pt" fo:font-weight="normal" fo:font-family="'Times New Roman'" style:font-family-asian="'Times New Roman'" style:font-family-complex="'Times New Roman'" fo:background-color="transparent" style:use-window-font-color="true"/>
    </style:style>
    <style:style style:name="T131" style:family="text">
      <style:text-properties fo:font-size="14.00pt" fo:font-weight="normal" fo:font-family="'Times New Roman'" style:font-family-asian="'Times New Roman'" style:font-family-complex="'Times New Roman'" fo:background-color="transparent" style:use-window-font-color="true"/>
    </style:style>
    <style:style style:name="T132" style:family="text">
      <style:text-properties fo:font-size="14.00pt" fo:font-weight="normal" fo:font-family="'Times New Roman'" style:font-family-asian="'Times New Roman'" style:font-family-complex="'Times New Roman'" fo:background-color="transparent" style:use-window-font-color="true"/>
    </style:style>
    <style:style style:name="T133" style:family="text">
      <style:text-properties fo:font-size="14.00pt" fo:font-weight="normal" fo:font-family="'Times New Roman'" style:font-family-asian="'Times New Roman'" style:font-family-complex="'Times New Roman'" fo:background-color="transparent" style:use-window-font-color="true"/>
    </style:style>
    <style:style style:name="T134" style:family="text">
      <style:text-properties fo:font-size="14.00pt" fo:font-weight="normal" fo:font-family="'Times New Roman'" style:font-family-asian="'Times New Roman'" style:font-family-complex="'Times New Roman'" fo:background-color="transparent" style:use-window-font-color="true"/>
    </style:style>
    <style:style style:name="T135" style:family="text">
      <style:text-properties fo:font-size="14.00pt" fo:font-weight="normal" fo:font-family="'Times New Roman'" style:font-family-asian="'Times New Roman'" style:font-family-complex="'Times New Roman'" fo:background-color="transparent" style:use-window-font-color="true"/>
    </style:style>
    <style:style style:name="T136" style:family="text">
      <style:text-properties fo:font-size="14.00pt" fo:font-weight="normal" fo:font-family="'Times New Roman'" style:font-family-asian="'Times New Roman'" style:font-family-complex="'Times New Roman'" fo:background-color="transparent" style:use-window-font-color="true"/>
    </style:style>
    <style:style style:name="T137" style:family="text">
      <style:text-properties fo:font-size="14.00pt" fo:font-weight="normal" fo:font-family="'Times New Roman'" style:font-family-asian="'Times New Roman'" style:font-family-complex="'Times New Roman'" fo:background-color="transparent" style:use-window-font-color="true"/>
    </style:style>
    <style:style style:name="T138" style:family="text">
      <style:text-properties fo:font-size="14.00pt" fo:font-weight="normal" fo:font-family="'Times New Roman'" style:font-family-asian="'Times New Roman'" style:font-family-complex="'Times New Roman'" fo:background-color="transparent" style:use-window-font-color="true"/>
    </style:style>
    <style:style style:name="T139" style:family="text">
      <style:text-properties fo:font-size="14.00pt" fo:font-weight="normal" fo:font-family="'Times New Roman'" style:font-family-asian="'Times New Roman'" style:font-family-complex="'Times New Roman'" fo:background-color="transparent" style:use-window-font-color="true"/>
    </style:style>
    <style:style style:name="T140" style:family="text">
      <style:text-properties fo:font-size="14.00pt" fo:font-weight="normal" fo:font-family="'Times New Roman'" style:font-family-asian="'Times New Roman'" style:font-family-complex="'Times New Roman'" fo:background-color="transparent" style:use-window-font-color="true"/>
    </style:style>
    <style:style style:name="T141" style:family="text">
      <style:text-properties fo:font-size="14.00pt" fo:font-weight="normal" fo:font-family="'Times New Roman'" style:font-family-asian="'Times New Roman'" style:font-family-complex="'Times New Roman'" fo:background-color="transparent" style:use-window-font-color="true"/>
    </style:style>
    <style:style style:name="T142" style:family="text">
      <style:text-properties fo:font-size="14.00pt" fo:font-weight="normal" fo:font-family="'Times New Roman'" style:font-family-asian="'Times New Roman'" style:font-family-complex="'Times New Roman'" fo:background-color="transparent" style:use-window-font-color="true"/>
    </style:style>
    <style:style style:name="T143" style:family="text">
      <style:text-properties fo:font-size="14.00pt" fo:font-weight="normal" fo:font-family="'Times New Roman'" style:font-family-asian="'Times New Roman'" style:font-family-complex="'Times New Roman'" fo:background-color="transparent" style:use-window-font-color="true"/>
    </style:style>
    <style:style style:name="T144" style:family="text">
      <style:text-properties fo:font-size="14.00pt" fo:font-weight="normal" fo:font-family="'Times New Roman'" style:font-family-asian="'Times New Roman'" style:font-family-complex="'Times New Roman'" fo:background-color="transparent" style:use-window-font-color="true"/>
    </style:style>
    <style:style style:name="T145" style:family="text">
      <style:text-properties fo:font-size="14.00pt" fo:font-weight="normal" fo:font-family="'Times New Roman'" style:font-family-asian="'Times New Roman'" style:font-family-complex="'Times New Roman'" fo:background-color="transparent" style:use-window-font-color="true"/>
    </style:style>
    <style:style style:name="T146" style:family="text">
      <style:text-properties fo:font-size="14.00pt" fo:font-weight="normal" fo:font-family="'Times New Roman'" style:font-family-asian="'Times New Roman'" style:font-family-complex="'Times New Roman'" fo:background-color="transparent" style:use-window-font-color="true"/>
    </style:style>
    <style:style style:name="T147" style:family="text">
      <style:text-properties fo:font-size="14.00pt" fo:font-weight="normal" fo:font-family="'Times New Roman'" style:font-family-asian="'Times New Roman'" style:font-family-complex="'Times New Roman'" fo:background-color="transparent" style:use-window-font-color="true"/>
    </style:style>
    <style:style style:name="T148" style:family="text">
      <style:text-properties fo:font-size="14.00pt" fo:font-weight="normal" fo:font-family="'Times New Roman'" style:font-family-asian="'Times New Roman'" style:font-family-complex="'Times New Roman'" fo:background-color="transparent" style:use-window-font-color="true"/>
    </style:style>
    <style:style style:name="T149" style:family="text">
      <style:text-properties fo:font-size="14.00pt" fo:font-weight="normal" fo:font-family="'Times New Roman'" style:font-family-asian="'Times New Roman'" style:font-family-complex="'Times New Roman'" fo:background-color="transparent" style:use-window-font-color="true"/>
    </style:style>
    <style:style style:name="T150" style:family="text">
      <style:text-properties fo:font-size="14.00pt" fo:font-weight="normal" fo:font-family="'Times New Roman'" style:font-family-asian="'Times New Roman'" style:font-family-complex="'Times New Roman'" fo:background-color="transparent" style:use-window-font-color="true"/>
    </style:style>
    <style:style style:name="T151" style:family="text">
      <style:text-properties fo:font-size="14.00pt" fo:font-weight="normal" fo:font-family="'Times New Roman'" style:font-family-asian="'Times New Roman'" style:font-family-complex="'Times New Roman'" fo:background-color="transparent" style:use-window-font-color="true"/>
    </style:style>
    <style:style style:name="T152" style:family="text">
      <style:text-properties fo:font-size="14.00pt" fo:font-weight="normal" fo:font-family="'Times New Roman'" style:font-family-asian="'Times New Roman'" style:font-family-complex="'Times New Roman'" fo:background-color="transparent" style:use-window-font-color="true"/>
    </style:style>
    <style:style style:name="T153" style:family="text">
      <style:text-properties fo:font-size="14.00pt" fo:font-weight="normal" fo:font-family="'Times New Roman'" style:font-family-asian="'Times New Roman'" style:font-family-complex="'Times New Roman'" fo:background-color="transparent" style:use-window-font-color="true"/>
    </style:style>
    <style:style style:name="T154" style:family="text">
      <style:text-properties fo:font-size="14.00pt" fo:font-weight="normal" fo:font-family="'Times New Roman'" style:font-family-asian="'Times New Roman'" style:font-family-complex="'Times New Roman'" fo:background-color="transparent" style:use-window-font-color="true"/>
    </style:style>
    <style:style style:name="T155"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50.00%" fo:text-align="center" fo:margin-left="0.00pt" fo:text-indent="2.25pt"/>
    </style:style>
    <style:style style:name="P4" style:family="paragraph">
      <style:paragraph-properties fo:line-height="100.00%" fo:text-align="left"/>
    </style:style>
    <style:style style:name="P5" style:family="paragraph">
      <style:paragraph-properties fo:line-height="100.00%" fo:text-align="right">
        <style:tab-stops>
          <style:tab-stop style:position="92.25pt"/>
          <style:tab-stop style:position="3289.65pt" style:type="center"/>
        </style:tab-stops>
      </style:paragraph-properties>
    </style:style>
    <style:style style:name="P6" style:family="paragraph">
      <style:paragraph-properties fo:line-height="100.00%" fo:text-align="left"/>
    </style:style>
    <style:style style:name="P7" style:family="paragraph">
      <style:paragraph-properties fo:line-height="150.00%" fo:text-align="left" fo:margin-left="6.00pt" fo:text-indent="0.00pt" fo:margin-right="6.00pt"/>
    </style:style>
    <style:style style:name="P8" style:family="paragraph">
      <style:paragraph-properties fo:line-height="150.00%" fo:text-align="left" fo:margin-left="9.00pt" fo:text-indent="0.00pt" fo:margin-right="6.00pt"/>
    </style:style>
    <style:style style:name="P9" style:family="paragraph">
      <style:paragraph-properties fo:line-height="150.00%" fo:text-align="left" fo:margin-left="6.00pt" fo:text-indent="0.00pt" fo:margin-right="6.00pt"/>
    </style:style>
    <style:style style:name="P10" style:family="paragraph">
      <style:paragraph-properties fo:line-height="100.00%" fo:text-align="right">
        <style:tab-stops>
          <style:tab-stop style:position="92.25pt"/>
          <style:tab-stop style:position="3289.65pt" style:type="center"/>
        </style:tab-stops>
      </style:paragraph-properties>
    </style:style>
    <style:style style:name="P11" style:family="paragraph">
      <style:paragraph-properties fo:line-height="100.00%" fo:text-align="left"/>
    </style:style>
    <style:style style:name="P12" style:family="paragraph">
      <style:paragraph-properties fo:line-height="100.00%" fo:text-align="left">
        <style:tab-stops>
          <style:tab-stop style:position="465.00pt"/>
        </style:tab-stops>
      </style:paragraph-properties>
    </style:style>
    <style:style style:name="P13" style:family="paragraph">
      <style:paragraph-properties fo:line-height="100.00%" fo:text-align="center"/>
    </style:style>
    <style:style style:name="P14" style:family="paragraph">
      <style:paragraph-properties fo:line-height="100.00%" fo:text-align="left">
        <style:tab-stops>
          <style:tab-stop style:position="465.0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top="12.00pt" fo:margin-bottom="6.00pt"/>
    </style:style>
    <style:style style:name="P17" style:family="paragraph">
      <style:paragraph-properties fo:line-height="100.00%" fo:text-align="left">
        <style:tab-stops>
          <style:tab-stop style:position="467.80pt" style:type="right" style:leader-style="dotted"/>
        </style:tab-stops>
      </style:paragraph-properties>
    </style:style>
    <style:style style:name="P18" style:family="paragraph">
      <style:paragraph-properties fo:line-height="100.00%" fo:text-align="left" fo:margin-left="14.15pt" fo:text-indent="0.00pt">
        <style:tab-stops>
          <style:tab-stop style:position="439.50pt" style:type="right" style:leader-style="dotted"/>
        </style:tab-stops>
      </style:paragraph-properties>
    </style:style>
    <style:style style:name="P19" style:family="paragraph">
      <style:paragraph-properties fo:line-height="100.00%" fo:text-align="left">
        <style:tab-stops>
          <style:tab-stop style:position="467.80pt" style:type="right" style:leader-style="dotted"/>
        </style:tab-stops>
      </style:paragraph-properties>
    </style:style>
    <style:style style:name="P20" style:family="paragraph">
      <style:paragraph-properties fo:line-height="100.00%" fo:text-align="left" fo:margin-left="14.15pt" fo:text-indent="0.00pt">
        <style:tab-stops>
          <style:tab-stop style:position="439.50pt" style:type="right" style:leader-style="dotted"/>
        </style:tab-stops>
      </style:paragraph-properties>
    </style:style>
    <style:style style:name="P21" style:family="paragraph">
      <style:paragraph-properties fo:line-height="100.00%" fo:text-align="left">
        <style:tab-stops>
          <style:tab-stop style:position="467.80pt" style:type="right" style:leader-style="dotted"/>
        </style:tab-stops>
      </style:paragraph-properties>
    </style:style>
    <style:style style:name="P22" style:family="paragraph">
      <style:paragraph-properties fo:line-height="100.00%" fo:text-align="left" fo:margin-left="14.15pt" fo:text-indent="0.00pt">
        <style:tab-stops>
          <style:tab-stop style:position="439.50pt" style:type="right" style:leader-style="dotted"/>
        </style:tab-stops>
      </style:paragraph-properties>
    </style:style>
    <style:style style:name="P23" style:family="paragraph">
      <style:paragraph-properties fo:line-height="100.00%" fo:text-align="left">
        <style:tab-stops>
          <style:tab-stop style:position="467.80pt" style:type="right" style:leader-style="dotted"/>
        </style:tab-stops>
      </style:paragraph-properties>
    </style:style>
    <style:style style:name="P24" style:family="paragraph">
      <style:paragraph-properties fo:line-height="150.00%" fo:text-align="justify" fo:margin-left="0.00pt" fo:text-indent="35.30pt" fo:margin-bottom="6.00pt"/>
    </style:style>
    <style:style style:name="P25" style:family="paragraph">
      <style:paragraph-properties fo:line-height="100.00%" fo:text-align="center" fo:margin-top="5.75pt" fo:margin-bottom="5.75pt"/>
    </style:style>
    <style:style style:name="P26" style:family="paragraph">
      <style:paragraph-properties fo:line-height="150.00%" fo:text-align="justify" fo:margin-left="0.00pt" fo:text-indent="35.30pt" fo:margin-bottom="6.00pt"/>
    </style:style>
    <text:list-style style:name="L27">
      <text:list-level-style-bullet text:level="1" text:bullet-char="•">
        <style:list-level-properties text:space-before="35.30pt" text:min-label-width="18.00pt"/>
        <style:text-properties fo:font-family="Symbol"/>
      </text:list-level-style-bullet>
    </text:list-style>
    <style:style style:name="P27" style:family="paragraph">
      <style:paragraph-properties fo:line-height="150.00%" fo:text-align="justify" fo:margin-left="-53.30pt" fo:text-indent="53.30pt" fo:margin-bottom="6.00pt"/>
    </style:style>
    <style:style style:name="P28" style:family="paragraph">
      <style:paragraph-properties fo:line-height="150.00%" fo:text-align="justify" fo:margin-left="0.00pt" fo:text-indent="35.30pt" fo:margin-bottom="6.00pt"/>
    </style:style>
    <style:style style:name="P29" style:family="paragraph">
      <style:paragraph-properties fo:line-height="100.00%" fo:text-align="center" fo:margin-top="5.75pt" fo:margin-bottom="5.75pt"/>
    </style:style>
    <style:style style:name="P30" style:family="paragraph">
      <style:paragraph-properties fo:line-height="100.00%" fo:text-align="center" fo:margin-top="5.75pt" fo:margin-bottom="5.75pt"/>
    </style:style>
    <style:style style:name="P31" style:family="paragraph">
      <style:paragraph-properties fo:line-height="150.00%" fo:text-align="justify" fo:margin-left="0.00pt" fo:text-indent="35.30pt" fo:margin-bottom="6.00pt"/>
    </style:style>
    <text:list-style style:name="L32">
      <text:list-level-style-bullet text:level="1" text:bullet-char="•">
        <style:list-level-properties text:space-before="35.30pt" text:min-label-width="18.00pt"/>
        <style:text-properties fo:font-family="Symbol"/>
      </text:list-level-style-bullet>
    </text:list-style>
    <style:style style:name="P32" style:family="paragraph">
      <style:paragraph-properties fo:line-height="150.00%" fo:text-align="justify" fo:margin-left="-53.30pt" fo:text-indent="53.30pt" fo:margin-bottom="6.00pt"/>
    </style:style>
    <style:style style:name="P33" style:family="paragraph">
      <style:paragraph-properties fo:line-height="150.00%" fo:text-align="justify" fo:margin-left="0.00pt" fo:text-indent="35.30pt" fo:margin-bottom="6.00pt"/>
    </style:style>
    <style:style style:name="P34" style:family="paragraph">
      <style:paragraph-properties fo:line-height="100.00%" fo:text-align="left"/>
    </style:style>
    <style:style style:name="P35" style:family="paragraph">
      <style:paragraph-properties fo:line-height="100.00%" fo:text-align="justify" fo:margin-left="66.75pt" fo:text-indent="-2.75pt">
        <style:tab-stops>
          <style:tab-stop style:position="294.90pt" style:type="center"/>
          <style:tab-stop style:position="3222.90pt" style:type="center"/>
        </style:tab-stops>
      </style:paragraph-properties>
    </style:style>
    <style:style style:name="P36" style:family="paragraph">
      <style:paragraph-properties fo:line-height="100.00%" fo:text-align="center"/>
    </style:style>
    <style:style style:name="P37" style:family="paragraph">
      <style:paragraph-properties fo:line-height="100.00%" fo:text-align="justify" fo:margin-left="66.75pt" fo:text-indent="-2.75pt">
        <style:tab-stops>
          <style:tab-stop style:position="294.90pt" style:type="center"/>
          <style:tab-stop style:position="3222.90pt" style:type="center"/>
        </style:tab-stops>
      </style:paragraph-properties>
    </style:style>
    <style:style style:name="P38" style:family="paragraph">
      <style:paragraph-properties fo:line-height="100.00%" fo:text-align="center"/>
    </style:style>
    <style:style style:name="P39" style:family="paragraph">
      <style:paragraph-properties fo:line-height="150.00%" fo:text-align="justify" fo:margin-left="0.00pt" fo:text-indent="35.30pt" fo:margin-bottom="6.00pt"/>
    </style:style>
    <style:style style:name="P40" style:family="paragraph">
      <style:paragraph-properties fo:line-height="100.00%" fo:text-align="center" fo:margin-top="5.75pt" fo:margin-bottom="5.75pt"/>
    </style:style>
    <style:style style:name="P41" style:family="paragraph">
      <style:paragraph-properties fo:line-height="150.00%" fo:text-align="justify" fo:margin-left="0.00pt" fo:text-indent="35.30pt" fo:margin-bottom="6.00pt"/>
    </style:style>
    <style:style style:name="P42" style:family="paragraph">
      <style:paragraph-properties fo:line-height="150.00%" fo:text-align="justify" fo:margin-bottom="6.00pt"/>
    </style:style>
    <style:style style:name="P43" style:family="paragraph">
      <style:paragraph-properties fo:line-height="150.00%" fo:text-align="justify" fo:margin-left="0.00pt" fo:text-indent="35.30pt" fo:margin-bottom="6.00pt"/>
    </style:style>
    <text:list-style style:name="L44">
      <text:list-level-style-bullet text:level="1" text:bullet-char="•">
        <style:list-level-properties text:space-before="35.30pt" text:min-label-width="18.00pt"/>
        <style:text-properties fo:font-family="Symbol"/>
      </text:list-level-style-bullet>
    </text:list-style>
    <style:style style:name="P44" style:family="paragraph">
      <style:paragraph-properties fo:line-height="150.00%" fo:text-align="justify" fo:margin-left="-53.30pt" fo:text-indent="53.30pt" fo:margin-bottom="6.00pt"/>
    </style:style>
    <style:style style:name="P45" style:family="paragraph">
      <style:paragraph-properties fo:line-height="150.00%" fo:text-align="justify" fo:margin-left="0.00pt" fo:text-indent="35.30pt" fo:margin-bottom="6.00pt"/>
    </style:style>
    <style:style style:name="P46" style:family="paragraph">
      <style:paragraph-properties fo:line-height="150.00%" fo:text-align="justify" fo:margin-left="0.00pt" fo:text-indent="35.30pt" fo:margin-bottom="6.00pt"/>
    </style:style>
    <style:style style:name="P47" style:family="paragraph">
      <style:paragraph-properties fo:line-height="150.00%" fo:text-align="justify" fo:margin-left="0.00pt" fo:text-indent="35.30pt" fo:margin-bottom="6.00pt"/>
    </style:style>
    <style:style style:name="P48" style:family="paragraph">
      <style:paragraph-properties fo:line-height="150.00%" fo:text-align="justify" fo:margin-left="0.00pt" fo:text-indent="35.30pt" fo:margin-bottom="6.00pt"/>
    </style:style>
    <style:style style:name="P49" style:family="paragraph">
      <style:paragraph-properties fo:line-height="100.00%" fo:text-align="center" fo:margin-left="2.75pt" fo:text-indent="-2.75pt">
        <style:tab-stops>
          <style:tab-stop style:position="725.90pt"/>
        </style:tab-stops>
      </style:paragraph-properties>
    </style:style>
    <style:style style:name="P50" style:family="paragraph">
      <style:paragraph-properties fo:line-height="100.00%" fo:text-align="center" fo:margin-top="5.75pt" fo:margin-bottom="5.75pt"/>
    </style:style>
    <style:style style:name="P51" style:family="paragraph">
      <style:paragraph-properties fo:line-height="100.00%" fo:text-align="center" fo:margin-left="2.75pt" fo:text-indent="-2.75pt">
        <style:tab-stops>
          <style:tab-stop style:position="725.90pt"/>
        </style:tab-stops>
      </style:paragraph-properties>
    </style:style>
    <style:style style:name="P52" style:family="paragraph">
      <style:paragraph-properties fo:line-height="100.00%" fo:text-align="center" fo:margin-left="2.75pt" fo:text-indent="-2.75pt">
        <style:tab-stops>
          <style:tab-stop style:position="179.40pt" style:type="center"/>
          <style:tab-stop style:position="3286.90pt" style:type="center"/>
          <style:tab-stop style:position="54117.30pt" style:char="." style:type="char"/>
          <style:tab-stop style:position="-2.75pt"/>
        </style:tab-stops>
      </style:paragraph-properties>
    </style:style>
    <style:style style:name="P53" style:family="paragraph">
      <style:paragraph-properties fo:line-height="150.00%" fo:text-align="justify" fo:margin-left="0.00pt" fo:text-indent="35.30pt" fo:margin-bottom="6.00pt"/>
    </style:style>
    <style:style style:name="P54" style:family="paragraph">
      <style:paragraph-properties fo:line-height="100.00%" fo:text-align="justify"/>
    </style:style>
    <style:style style:name="P55" style:family="paragraph">
      <style:paragraph-properties fo:line-height="100.00%" fo:text-align="center" fo:margin-left="2.75pt" fo:text-indent="-2.75pt">
        <style:tab-stops>
          <style:tab-stop style:position="179.40pt" style:type="center"/>
          <style:tab-stop style:position="3286.90pt" style:type="center"/>
          <style:tab-stop style:position="54117.30pt" style:char="." style:type="char"/>
          <style:tab-stop style:position="-2.75pt"/>
        </style:tab-stops>
      </style:paragraph-properties>
    </style:style>
    <style:style style:name="P56" style:family="paragraph">
      <style:paragraph-properties fo:line-height="100.00%" fo:text-align="center" fo:margin-left="2.75pt" fo:text-indent="-2.75pt">
        <style:tab-stops>
          <style:tab-stop style:position="179.40pt"/>
          <style:tab-stop style:position="3286.90pt" style:type="center"/>
          <style:tab-stop style:position="54117.30pt" style:char="." style:type="char"/>
          <style:tab-stop style:position="-2.75pt"/>
        </style:tab-stops>
      </style:paragraph-properties>
    </style:style>
    <style:style style:name="P57" style:family="paragraph">
      <style:paragraph-properties fo:line-height="150.00%" fo:text-align="justify" fo:margin-left="0.00pt" fo:text-indent="35.30pt" fo:margin-bottom="6.00pt"/>
    </style:style>
    <style:style style:name="P58" style:family="paragraph">
      <style:paragraph-properties fo:line-height="100.00%" fo:text-align="center" fo:margin-left="2.75pt" fo:text-indent="-2.75pt">
        <style:tab-stops>
          <style:tab-stop style:position="179.40pt"/>
          <style:tab-stop style:position="3286.90pt" style:type="center"/>
          <style:tab-stop style:position="54117.30pt" style:char="." style:type="char"/>
          <style:tab-stop style:position="-2.75pt"/>
        </style:tab-stops>
      </style:paragraph-properties>
    </style:style>
    <style:style style:name="P59" style:family="paragraph">
      <style:paragraph-properties fo:line-height="150.00%" fo:text-align="justify" fo:margin-left="0.00pt" fo:text-indent="35.30pt" fo:margin-bottom="6.00pt"/>
    </style:style>
    <style:style style:name="P60" style:family="paragraph">
      <style:paragraph-properties fo:line-height="100.00%" fo:text-align="center" fo:margin-top="5.75pt" fo:margin-bottom="5.75pt"/>
    </style:style>
    <style:style style:name="P61" style:family="paragraph">
      <style:paragraph-properties fo:line-height="150.00%" fo:text-align="justify" fo:margin-left="0.00pt" fo:text-indent="35.30pt" fo:margin-bottom="6.00pt"/>
    </style:style>
    <style:style style:name="P62" style:family="paragraph">
      <style:paragraph-properties fo:line-height="100.00%" fo:text-align="center" fo:margin-top="5.75pt" fo:margin-bottom="5.75pt"/>
    </style:style>
    <style:style style:name="P63" style:family="paragraph">
      <style:paragraph-properties fo:line-height="150.00%" fo:text-align="justify" fo:margin-left="0.00pt" fo:text-indent="35.30pt" fo:margin-bottom="6.00pt"/>
    </style:style>
    <style:style style:name="P64" style:family="paragraph">
      <style:paragraph-properties fo:line-height="150.00%" fo:text-align="justify" fo:margin-left="0.00pt" fo:text-indent="35.30pt" fo:margin-bottom="6.00pt"/>
    </style:style>
    <text:list-style style:name="L65">
      <text:list-level-style-bullet text:level="1" text:bullet-char="•">
        <style:list-level-properties text:space-before="35.30pt" text:min-label-width="18.00pt"/>
        <style:text-properties fo:font-family="Symbol"/>
      </text:list-level-style-bullet>
    </text:list-style>
    <style:style style:name="P65" style:family="paragraph">
      <style:paragraph-properties fo:line-height="150.00%" fo:text-align="justify" fo:margin-left="-53.30pt" fo:text-indent="53.30pt" fo:margin-bottom="6.00pt"/>
    </style:style>
    <style:style style:name="P66" style:family="paragraph">
      <style:paragraph-properties fo:line-height="150.00%" fo:text-align="justify" fo:margin-left="0.00pt" fo:text-indent="35.30pt" fo:margin-bottom="6.00pt"/>
    </style:style>
    <style:style style:name="P67" style:family="paragraph">
      <style:paragraph-properties fo:line-height="100.00%" fo:text-align="center" fo:margin-top="5.75pt" fo:margin-bottom="5.75pt"/>
    </style:style>
    <style:style style:name="P68" style:family="paragraph">
      <style:paragraph-properties fo:line-height="150.00%" fo:text-align="justify" fo:margin-left="0.00pt" fo:text-indent="35.30pt" fo:margin-bottom="6.00pt"/>
    </style:style>
    <style:style style:name="P69" style:family="paragraph">
      <style:paragraph-properties fo:line-height="150.00%" fo:text-align="justify" fo:margin-top="6.00pt" fo:margin-bottom="6.00pt"/>
    </style:style>
    <style:style style:name="P70" style:family="paragraph">
      <style:paragraph-properties fo:line-height="150.00%" fo:text-align="justify" fo:margin-bottom="6.00pt"/>
    </style:style>
    <style:style style:name="P71" style:family="paragraph">
      <style:paragraph-properties fo:line-height="150.00%" fo:text-align="justify" fo:margin-left="0.00pt" fo:text-indent="35.30pt" fo:margin-bottom="6.00pt"/>
    </style:style>
    <style:style style:name="P72" style:family="paragraph">
      <style:paragraph-properties fo:line-height="100.00%" fo:text-align="center" fo:margin-top="5.75pt" fo:margin-bottom="5.75pt"/>
    </style:style>
    <style:style style:name="P73" style:family="paragraph">
      <style:paragraph-properties fo:line-height="150.00%" fo:text-align="justify" fo:margin-left="0.00pt" fo:text-indent="35.30pt" fo:margin-bottom="6.00pt"/>
    </style:style>
    <style:style style:name="P74" style:family="paragraph">
      <style:paragraph-properties fo:line-height="100.00%" fo:text-align="center" fo:margin-top="5.75pt" fo:margin-bottom="5.75pt"/>
    </style:style>
    <style:style style:name="P75" style:family="paragraph">
      <style:paragraph-properties fo:line-height="150.00%" fo:text-align="justify" fo:margin-left="0.00pt" fo:text-indent="35.30pt" fo:margin-bottom="6.00pt"/>
    </style:style>
    <style:style style:name="P76" style:family="paragraph">
      <style:paragraph-properties fo:line-height="100.00%" fo:text-align="left"/>
    </style:style>
    <style:style style:name="P77" style:family="paragraph">
      <style:paragraph-properties fo:line-height="100.00%" fo:text-align="right" fo:margin-left="2.75pt" fo:text-indent="-2.75pt">
        <style:tab-stops>
          <style:tab-stop style:position="348.90pt" style:type="center"/>
          <style:tab-stop style:position="3286.90pt" style:type="center"/>
        </style:tab-stops>
      </style:paragraph-properties>
    </style:style>
    <style:style style:name="P78" style:family="paragraph">
      <style:paragraph-properties fo:line-height="100.00%" fo:text-align="center"/>
    </style:style>
    <style:style style:name="P79" style:family="paragraph">
      <style:paragraph-properties fo:line-height="100.00%" fo:text-align="right"/>
    </style:style>
    <style:style style:name="P80" style:family="paragraph">
      <style:paragraph-properties fo:line-height="100.00%" fo:text-align="right" fo:margin-left="2.75pt" fo:text-indent="-2.75pt">
        <style:tab-stops>
          <style:tab-stop style:position="348.90pt" style:type="center"/>
          <style:tab-stop style:position="3286.90pt" style:type="center"/>
        </style:tab-stops>
      </style:paragraph-properties>
    </style:style>
    <style:style style:name="P81" style:family="paragraph">
      <style:paragraph-properties fo:line-height="100.00%" fo:text-align="center"/>
    </style:style>
    <style:style style:name="P82" style:family="paragraph">
      <style:paragraph-properties fo:line-height="150.00%" fo:text-align="justify" fo:margin-left="0.00pt" fo:text-indent="35.30pt" fo:margin-bottom="6.00pt"/>
    </style:style>
    <text:list-style style:name="L83">
      <text:list-level-style-bullet text:level="1" text:bullet-char="•">
        <style:list-level-properties text:space-before="35.30pt" text:min-label-width="18.00pt"/>
        <style:text-properties fo:font-family="Symbol"/>
      </text:list-level-style-bullet>
    </text:list-style>
    <style:style style:name="P83" style:family="paragraph">
      <style:paragraph-properties fo:line-height="150.00%" fo:text-align="justify" fo:margin-left="-53.30pt" fo:text-indent="53.30pt" fo:margin-bottom="6.00pt"/>
    </style:style>
    <style:style style:name="P84" style:family="paragraph">
      <style:paragraph-properties fo:line-height="150.00%" fo:text-align="justify" fo:margin-left="0.00pt" fo:text-indent="35.30pt" fo:margin-bottom="6.00pt"/>
    </style:style>
    <style:style style:name="P85" style:family="paragraph">
      <style:paragraph-properties fo:line-height="100.00%" fo:text-align="center" fo:margin-top="5.75pt" fo:margin-bottom="5.75pt"/>
    </style:style>
    <style:style style:name="P86" style:family="paragraph">
      <style:paragraph-properties fo:line-height="150.00%" fo:text-align="justify" fo:margin-left="0.00pt" fo:text-indent="35.30pt" fo:margin-bottom="6.00pt"/>
    </style:style>
    <style:style style:name="P87" style:family="paragraph">
      <style:paragraph-properties fo:line-height="100.00%" fo:text-align="center" fo:margin-top="5.75pt" fo:margin-bottom="5.75pt"/>
    </style:style>
    <style:style style:name="P88" style:family="paragraph">
      <style:paragraph-properties fo:line-height="150.00%" fo:text-align="justify" fo:margin-left="0.00pt" fo:text-indent="35.30pt" fo:margin-bottom="6.00pt"/>
    </style:style>
    <style:style style:name="P89" style:family="paragraph">
      <style:paragraph-properties fo:line-height="100.00%" fo:text-align="center" fo:margin-top="5.75pt" fo:margin-bottom="5.75pt"/>
    </style:style>
    <text:list-style style:name="L90">
      <text:list-level-style-bullet text:level="1" text:bullet-char="•">
        <style:list-level-properties text:space-before="18.15pt" text:min-label-width="18.00pt"/>
        <style:text-properties fo:font-family="Symbol"/>
      </text:list-level-style-bullet>
    </text:list-style>
    <style:style style:name="P90" style:family="paragraph">
      <style:paragraph-properties fo:line-height="150.00%" fo:text-align="justify" fo:margin-left="-36.15pt" fo:text-indent="36.15pt" fo:margin-bottom="6.00pt"/>
    </style:style>
    <style:style style:name="TableColumn0100" style:family="table-column">
      <style:table-column-properties style:column-width="1.281250in"/>
    </style:style>
    <style:style style:name="TableColumn0101" style:family="table-column">
      <style:table-column-properties style:column-width="2.259722in"/>
    </style:style>
    <style:style style:name="Table01" style:family="table">
      <style:table-properties style:width="3.540972in" fo:margin-left="0.000000in" style:writing-mode="lr" table:align="right" style:may-break-between-rows="true"/>
    </style:style>
    <style:style style:name="TableRow0100" style:family="table-row">
      <style:table-row-properties style:min-row-height="1.520833in"/>
    </style:style>
    <style:style style:name="TableCell010000" style:family="table-cell">
      <style:table-cell-properties fo:border-top="0.000694in solid #000000" fo:border-left="0.000694in solid #000000" fo:border-right="0.000694in solid #000000" fo:border-bottom="0.000694in solid #000000"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vertical-align="top" fo:background-color="#ffffff"/>
    </style:style>
    <style:style style:name="TableColumn0200" style:family="table-column">
      <style:table-column-properties style:column-width="6.458333in"/>
    </style:style>
    <style:style style:name="Table02" style:family="table">
      <style:table-properties style:width="6.458333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vertical-align="top" fo:background-color="#ffffff"/>
    </style:style>
    <style:style style:name="TableColumn0300" style:family="table-column">
      <style:table-column-properties style:column-width="5.022917in"/>
    </style:style>
    <style:style style:name="TableColumn0301" style:family="table-column">
      <style:table-column-properties style:column-width="0.590278in"/>
    </style:style>
    <style:style style:name="Table03" style:family="table">
      <style:table-properties style:width="5.613194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olumn0400" style:family="table-column">
      <style:table-column-properties style:column-width="2.529861in"/>
    </style:style>
    <style:style style:name="TableColumn0401" style:family="table-column">
      <style:table-column-properties style:column-width="2.529861in"/>
    </style:style>
    <style:style style:name="TableColumn0402" style:family="table-column">
      <style:table-column-properties style:column-width="2.529861in"/>
    </style:style>
    <style:style style:name="TableColumn0403" style:family="table-column">
      <style:table-column-properties style:column-width="2.530556in"/>
    </style:style>
    <style:style style:name="Table04" style:family="table">
      <style:table-properties style:width="10.120139in" fo:margin-left="0.000000in" style:writing-mode="lr" table:align="center"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66"/>
    </style:style>
    <style:style style:name="TableCell040001"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002"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Cell040003" style:family="table-cell">
      <style:table-cell-properties fo:border-top="0.000000in solid #000000" fo:border-left="0.000000in solid #000000" fo:border-right="0.000000in solid #000000" fo:border-bottom="0.000000in solid #000000" fo:padding-left="0.038194in" fo:padding-right="0.038194in" fo:vertical-align="top" fo:background-color="# 0 0 0"/>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8194in" fo:padding-right="0.038194in" fo:vertical-align="center" fo:background-color="#ffff66"/>
    </style:style>
    <style:style style:name="TableCell04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66"/>
    </style:style>
    <style:style style:name="TableCell04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66"/>
    </style:style>
    <style:style style:name="TableCell04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66"/>
    </style:style>
    <style:style style:name="TableRow0402" style:family="table-row">
      <style:table-row-properties style:min-row-height="4.843750in"/>
    </style:style>
    <style:style style:name="TableCell04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99"/>
    </style:style>
    <style:style style:name="TableCell04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99"/>
    </style:style>
    <style:style style:name="TableCell04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99"/>
    </style:style>
    <style:style style:name="TableCell04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99"/>
    </style:style>
    <style:style style:name="TableColumn0500" style:family="table-column">
      <style:table-column-properties style:column-width="4.884028in"/>
    </style:style>
    <style:style style:name="TableColumn0501" style:family="table-column">
      <style:table-column-properties style:column-width="0.724306in"/>
    </style:style>
    <style:style style:name="Table05" style:family="table">
      <style:table-properties style:width="5.608333in" fo:margin-left="0.000000in" style:writing-mode="lr" table:align="righ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style:style style:name="TableCell050001" style:family="table-cell">
      <style:table-cell-properties fo:border-top="0.000694in solid #000000" fo:border-left="0.000694in solid #000000" fo:border-right="0.000694in solid #000000" fo:border-bottom="0.000694in solid #000000" fo:padding-left="0.038194in" fo:padding-right="0.038194in" fo:vertical-align="center" fo:background-color="#ffffff"/>
    </style:style>
  </office:automatic-styles>
  <office:body>
    <office:text>
      <text:p text:style-name="P1"><text:span text:style-name="T1">Міністерство освіти і науки України</text:span></text:p>
      <text:p text:style-name="P1"><text:span text:style-name="T1">Дніпровський національний університет імені Олеся Гончара </text:span></text:p>
      <text:p text:style-name="P1"><text:span text:style-name="T1">Факультет прикладної математики</text:span></text:p>
      <text:p text:style-name="P1"><text:span text:style-name="T1">Кафедра комп'ютерних технологій</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pan text:style-name="T3">РЕФЕРАТ</text:span></text:p>
      <text:p text:style-name="P4"><text:span text:style-name="T4"/></text:p>
      <text:p text:style-name="P4"><text:span text:style-name="T5">Тема: Поняття програмування. Мови програмування.</text:span></text:p>
      <text:p text:style-name="P4"><text:span text:style-name="T6"/></text:p>
      <text:p text:style-name="P4"><text:span text:style-name="T6"/></text:p>
      <table:table table:style-name="Table01">
        <table:table-column table:style-name="TableColumn0100"/>
        <table:table-column table:style-name="TableColumn0101"/>
        <table:table-row table:style-name="TableRow0100">
          <table:table-cell table:style-name="TableCell010000">
            <text:p text:style-name="P6"><text:span text:style-name="T7">Виконавець:</text:span><text:span text:style-name="T8"/></text:p>
          </table:table-cell>
          <table:table-cell table:style-name="TableCell010001">
            <text:p text:style-name="P7"><text:span text:style-name="T9">студ.групи ПА-20-1з</text:span></text:p>
            <text:p text:style-name="P8"><text:span text:style-name="T9">Мовс</text:span><text:span text:style-name="T10">ісян Лаура Ростомівна</text:span><text:span text:style-name="T11"/></text:p>
            <text:p text:style-name="P8"><text:span text:style-name="T12"/></text:p>
            <text:p text:style-name="P9"><text:span text:style-name="T12"/></text:p>
          </table:table-cell>
        </table:table-row>
      </table:table>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able:table table:style-name="Table02">
        <table:table-column table:style-name="TableColumn0200"/>
        <table:table-row table:style-name="TableRow0200">
          <table:table-cell table:style-name="TableCell020000">
            <text:p text:style-name="P13"><text:span text:style-name="T13">Дніпро</text:span></text:p>
            <text:p text:style-name="P13"><text:span text:style-name="T14">2019</text:span><text:span text:style-name="T15"/></text:p>
          </table:table-cell>
        </table:table-row>
      </table:table>
      <text:p text:style-name="P15"><text:span text:style-name="T15"/></text:p>
      <text:p text:style-name="P16"><text:span text:style-name="T16">Зміст</text:span></text:p>
      <text:p text:style-name="P17"><text:span text:style-name="T17">Вступ<text:tab/>3</text:span></text:p>
      <text:p text:style-name="P17"><text:span text:style-name="T18">1.</text:span><text:span text:style-name="T19">Програмування<text:tab/>5</text:span></text:p>
      <text:p text:style-name="P18"><text:span text:style-name="T20">1.1.</text:span><text:span text:style-name="T21">Поняття програмування<text:tab/>5</text:span></text:p>
      <text:p text:style-name="P18"><text:span text:style-name="T22">1.2.</text:span><text:span text:style-name="T23">Об'єктно-орієнтована методологія програмування<text:tab/>6</text:span></text:p>
      <text:p text:style-name="P19"><text:span text:style-name="T23">Основні принципи об'єктно-орієнтованої методології програмування<text:tab/>10</text:span></text:p>
      <text:p text:style-name="P19"><text:span text:style-name="T24">2.</text:span><text:span text:style-name="T25">Об'єктно-орієнтовані мови програмування.<text:tab/>11</text:span></text:p>
      <text:p text:style-name="P20"><text:span text:style-name="T26">2.1.Smalltalk<text:tab/>11</text:span></text:p>
      <text:p text:style-name="P20"><text:span text:style-name="T26">2.2. C++<text:tab/>12</text:span></text:p>
      <text:p text:style-name="P20"><text:span text:style-name="T26">2.3. Java<text:tab/>13</text:span></text:p>
      <text:p text:style-name="P21"><text:span text:style-name="T26">3.<text:s/></text:span><text:span text:style-name="T27">Мова програмування Java.<text:tab/>14</text:span></text:p>
      <text:p text:style-name="P22"><text:span text:style-name="T28">3.1.<text:s/></text:span><text:span text:style-name="T29">Огляд мови Java.<text:tab/>14</text:span></text:p>
      <text:p text:style-name="P22"><text:span text:style-name="T30">3.2.</text:span><text:span text:style-name="T31">Переваги мови Java.<text:tab/>15</text:span></text:p>
      <text:p text:style-name="P23"><text:span text:style-name="T31">Висновки<text:tab/>18</text:span></text:p>
      <text:p text:style-name="P23"><text:span text:style-name="T31">Список літератури<text:tab/>19</text:span></text:p>
      <text:p text:style-name="P24"><text:span text:style-name="T32"/></text:p>
      <text:p text:style-name="P25"><text:span text:style-name="T33">Вступ</text:span></text:p>
      <text:p text:style-name="P26"><text:span text:style-name="T33">До середини 60-х комп'ютери були занадто дорогими машинами, які використовувались тільки для особливих завдань, і які виконували тільки одну задачу за раз.</text:span></text:p>
      <text:p text:style-name="P26"><text:span text:style-name="T33">Мови програмування цієї ери, як і комп'ютери на яких вони використовувалися, були розроблені для специфічних завдань, таких як наукові обчислення. Оскільки машини були дорогими і повільними, то і машинний час було дорого - тому швидкість виконання програми стояла на першому місці.</text:span></text:p>
      <text:p text:style-name="P26"><text:span text:style-name="T33">Однак протягом 60-х ціна на комп'ютери стала падати так, що навіть невеликі компанії могли їх собі дозволити; швидкість комп'ютерів все збільшувалася, і настав час, коли творці мов програмування все більше стали замислюватися не тільки про швидкість виконання програм, а про зручність їх написання.</text:span></text:p>
      <text:p text:style-name="P26"><text:span text:style-name="T33">В даний час можна виділити декілька типів мов програмування. Однією з найважливіших ознак їх класифікації є приналежність їх до одного із стилів, основними з яких є наступні стилі:</text:span></text:p>
      <text:list text:style-name="L27">
        <text:list-item>
          <text:p text:style-name="P27"><text:span text:style-name="T33">процедурний;</text:span></text:p>
        </text:list-item>
        <text:list-item>
          <text:p text:style-name="P27"><text:span text:style-name="T34"><text:s/></text:span><text:span text:style-name="T35">функціональний;</text:span></text:p>
        </text:list-item>
        <text:list-item>
          <text:p text:style-name="P27"><text:span text:style-name="T35">логічний;</text:span></text:p>
        </text:list-item>
        <text:list-item>
          <text:p text:style-name="P27"><text:span text:style-name="T35">об'єктно-орієнтований.</text:span></text:p>
        </text:list-item>
      </text:list>
      <text:p text:style-name="P28"><text:span text:style-name="T35">Прототипом об'єктно-орієнтованого програмування послужили ряд засобів, що входять до складу мови Simula-67. Але в самостійний стиль воно оформилося з появою мови SMALLTALK, розробленого А. Кєєм в 1972 році і з початку призначеного для реалізації функцій машинної графіки.</text:span></text:p>
      <text:p text:style-name="P28"><text:span text:style-name="T35">Основна мета ООП, як і більшості інших підходів до програмування - підвищення ефективності розробки програм. Ідеї ООП виявилися плідними і знайшли застосування не тільки в мовах програмування, але і в інших областях Computer Science, наприклад, в області розробки операційних систем.</text:span></text:p>
      <text:p text:style-name="P28"><text:span text:style-name="T35">Концепція об'єктно-орієнтованого програмування має на увазі, що основою управління процесом реалізації програми є передача повідомлень об'єктам. Тому об'єкти повинні визначатися спільно з повідомленнями, на які вони повинні реагувати при виконанні програми. У цьому полягає головна відмінність ООП від процедурного програмування. Таким чином, об'єктно-орієнтована програма складається з об'єктів - окремих фрагментів кодів, які оброблюють дані, які взаємодіють один з одним через певні інтерфейси.</text:span></text:p>
      <text:p text:style-name="P28"><text:span text:style-name="T36"/></text:p>
      <text:p text:style-name="P29"><text:span text:style-name="T37">1.</text:span><text:span text:style-name="T38">Програмування</text:span></text:p>
      <text:p text:style-name="P30"><text:span text:style-name="T39">1.1.</text:span><text:span text:style-name="T40">Поняття програмування</text:span></text:p>
      <text:p text:style-name="P31"><text:span text:style-name="T41">Термін програмування означає процес і мистецтво створення комп'ютерних програм за допомогою спеціальних мов програмування.</text:span></text:p>
      <text:p text:style-name="P31"><text:span text:style-name="T41">У загальному сенсі слова, програмування є формалізація зумовленого стану, по реакції на подію, що реалізується засобами математики або природничих наук.</text:span></text:p>
      <text:p text:style-name="P31"><text:span text:style-name="T41">У вузькому сенсі слова, програмування розглядається як кодування алгоритмів на заданому мовою програмування. У більш широкому сенсі програмування - процес створення програм, тобто розробка програмного забезпечення.</text:span></text:p>
      <text:p text:style-name="P31"><text:span text:style-name="T41">Програмування включає в себе:</text:span></text:p>
      <text:list text:style-name="L32">
        <text:list-item>
          <text:p text:style-name="P32"><text:span text:style-name="T41">Аналіз;</text:span></text:p>
        </text:list-item>
        <text:list-item>
          <text:p text:style-name="P32"><text:span text:style-name="T41">Проектування - розробка комплексу алгоритмів;</text:span></text:p>
        </text:list-item>
        <text:list-item>
          <text:p text:style-name="P32"><text:span text:style-name="T41">Кодування та компіляцію - написання вихідного тексту програми і перетворення його в здійсненний код за допомогою компілятора;</text:span></text:p>
        </text:list-item>
        <text:list-item>
          <text:p text:style-name="P32"><text:span text:style-name="T41">Тестування і налагодження - виявлення і усунення помилок в програмах;</text:span></text:p>
        </text:list-item>
        <text:list-item>
          <text:p text:style-name="P32"><text:span text:style-name="T41">Випробування і здачу програм;</text:span></text:p>
        </text:list-item>
        <text:list-item>
          <text:p text:style-name="P32"><text:span text:style-name="T41">Супровід.</text:span></text:p>
        </text:list-item>
      </text:list>
      <text:p text:style-name="P33"><text:span text:style-name="T41">Різні мови програмування підтримують різні стилі програмування (так звані<text:s/></text:span><text:span text:style-name="T42">«</text:span><text:span text:style-name="T43">парадигми програмування</text:span><text:span text:style-name="T44">»).<text:s/></text:span><text:span text:style-name="T45">Почасти, мистецтво програмування полягає в тому, щоб вибрати одну з мов, найбільш повно підходить для вирішення наявної завдання. Різні мови вимагають від програміста різного рівня уваги до деталей при реалізації алгоритму, результатом чого часто буває компроміс між простотою і продуктивністю (або між часом програміста і часом користувача).</text:span></text:p>
      <text:p text:style-name="P34"><text:span text:style-name="T46"/></text:p>
      <table:table table:style-name="Table03">
        <table:table-column table:style-name="TableColumn0300"/>
        <table:table-column table:style-name="TableColumn0301"/>
        <table:table-row table:style-name="TableRow0300">
          <table:table-cell table:style-name="TableCell030000">
            <text:p text:style-name="P36"><text:span text:style-name="T46"/></text:p>
          </table:table-cell>
          <table:table-cell table:style-name="TableCell030001">
            <text:p text:style-name="P36"><text:span text:style-name="T47">()</text:span><text:span text:style-name="T48"/></text:p>
          </table:table-cell>
        </table:table-row>
      </table:table>
      <text:p text:style-name="P38"><text:span text:style-name="T48"/></text:p>
      <text:p text:style-name="P39"><text:span text:style-name="T49">Тепер, коли ми знаємо небагато про поняття<text:s/></text:span><text:span text:style-name="T50">«</text:span><text:span text:style-name="T51">програмування</text:span><text:span text:style-name="T52">»,<text:s/></text:span><text:span text:style-name="T53">можна переходити до матеріальної частини процесу створення програм. Це, зрозуміло, технічні (апаратні) засоби забезпечення програмування - сукупність електричних, електронних і механічних компонентів автоматизованих систем становить їх технічне забезпечення (на відміну від програмних засобів, що представляють собою програмне забезпечення автоматизованих систем). Наприклад, електронна обчислювальна машина (ЕОМ) або комп'ютер - комплекс технічних і програмних засобів, заснованих на використанні електроніки та призначених для автоматичної або автоматизованої обробки даних в процесі вирішення обчислювальних та інформаційних задач. []</text:span></text:p>
      <text:p text:style-name="P40"><text:span text:style-name="T54">1.2.</text:span><text:span text:style-name="T55">Об'єктно-орієнтована методологія програмування</text:span></text:p>
      <text:p text:style-name="P41"><text:span text:style-name="T56">Останнім часом розвиток апаратних засобів істотно випереджав розвиток систем і засобів програмування. Щоб виправити положення, в 70-80-х роках були запропоновані різні підходи до збільшення продуктивності праці програміста. Серед цих спроб виділяється такий напрям, як об'єктно-орієнтований підхід до конструювання і кодування програм. Особливу роль в популярності цього підходу зіграло як його тісний зв'язок з інтерфейсами користувача (особливо графічними), так і включення елементів цього підходу в популярні (на персональних комп'ютерах фірми IBM) реалізації гібридних мов програмування C++ і Pascal with Objects фірми Borland.</text:span></text:p>
      <text:p text:style-name="P42"><text:span text:style-name="T57"><text:tab/></text:span><text:span text:style-name="T58">До цих пір більшість використовуваних програмних систем побудовані на принципах структурного підходу, суть якого полягає в декомпозиції системи на ряд модулів, процедур, функцій і структур даних, зв'язаних загальним алгоритмом функціонування. Але розповсюдження могутніх персональних комп'ютерів (порівнянних з робочими станціями 70-80-х років) створило в 90-х роках основу для широкого застосування об'єктно-орієнтованого підходу на практиці. Останнім часом ширше починають використовуватися мови програмування, створені в рамках об'єктно-орієнтованої методології, такі як Smalltalk і Java.</text:span></text:p>
      <text:p text:style-name="P43"><text:span text:style-name="T58">Об'єктно-орієнтована методологія (ООМ) орієнтована, перш за все, на створення великих систем, колективну їх розробку, подальший активний супровід при експлуатації і регулярні модифікації. Серед типових завдань, для яких ООМ є перспективною, можна виділити такі:</text:span></text:p>
      <text:list text:style-name="L44">
        <text:list-item>
          <text:p text:style-name="P44"><text:span text:style-name="T58">автоматизація експерименту, робототехника;</text:span></text:p>
        </text:list-item>
        <text:list-item>
          <text:p text:style-name="P44"><text:span text:style-name="T59"><text:s/></text:span><text:span text:style-name="T60">планування;</text:span></text:p>
        </text:list-item>
        <text:list-item>
          <text:p text:style-name="P44"><text:span text:style-name="T60">інтерфейс користувача, анімація;</text:span></text:p>
        </text:list-item>
        <text:list-item>
          <text:p text:style-name="P44"><text:span text:style-name="T60">комунікації, зв'язок;</text:span></text:p>
        </text:list-item>
        <text:list-item>
          <text:p text:style-name="P44"><text:span text:style-name="T60">медицина, експертні системи;</text:span></text:p>
        </text:list-item>
        <text:list-item>
          <text:p text:style-name="P44"><text:span text:style-name="T60">обробка комерційної інформації;</text:span></text:p>
        </text:list-item>
        <text:list-item>
          <text:p text:style-name="P44"><text:span text:style-name="T60">операційні системи;</text:span></text:p>
        </text:list-item>
        <text:list-item>
          <text:p text:style-name="P44"><text:span text:style-name="T60">системи управління;</text:span></text:p>
        </text:list-item>
        <text:list-item>
          <text:p text:style-name="P44"><text:span text:style-name="T60">тренажери, моделювання.</text:span></text:p>
        </text:list-item>
      </text:list>
      <text:p text:style-name="P45"><text:span text:style-name="T60">У основі об'єктно-орієнтованої методології програмування лежить об'єктний підхід, коли прикладна наочна область представляється у вигляді сукупності об'єктів, які взаємодіють між собою за допомогою передачі повідомлень. Об'єкт - це сукупність даних (змінних) і способів роботи з ними (компонентних процедур і функцій). Стан об'єкту характеризується переліком всіх його можливих (зазвичай статичних) властивостей і значеннями кожної з цих властивостей (зазвичай динамічних). Стан об'єкту описується його змінними. Поведінка об'єкту (або його функціональність) характеризує те, як об'єкт взаємодіє з іншими об'єктами або піддається взаємодії інших об'єктів, проявляючи свою індивідуальність. Індивідуальність - це такі властивості об'єкту, які відрізняють його від всіх інших об'єктів. Поведінка об'єкту реалізується у вигляді функцій, які називають методами. При цьому структура об'єкту доступна тільки через його методи, які в сукупності формують інтерфейс об'єкту.</text:span></text:p>
      <text:p text:style-name="P46"><text:span text:style-name="T60">Такий підхід дозволяє локалізувати ухвалювані рішення рамками об'єкту, об'єднуючи в нім і структуру, і поведінку, а, отже, знижуючи складність окремої програми (що реалізовує об'єкт). Ця ідея об'єднання структури і поведінки в одному місці і заховання всіх даних усередині об'єкту, що робить їх невидимими для всіх, за винятком методів самого об'єкту називається інкапсуляцією. Це дозволяє об'єктам функціонувати абсолютно незалежно один від одного, приховуючи за інтерфейсом деталі реалізації. Інкапсуляція дозволяє розглядати об'єкти, як ізольовані "чорні ящики", які знають і уміють виконувати певні дії. З цієї точки зору, внутрішній устрій "чорних ящиків" для нас значення не має, нам все одно, що відбувається усередині. Важливо тільки знати, що треба покласти в ящик при зверненні до нього і що ми при цьому з нього отримаємо. Таким чином, об'єкти об'єктно-орієнтованих систем - це мінімальні одиниці інкапсуляції. Але як управляти таким обсягом об'єктів, коли їх стало досить багато? Адже багато хто з них буде дуже сильно відрізнятися один від одного, а інші об'єкти будуть дуже схожі один на одного. Тут на сцену виходить одна з ключових концепцій об'єктно-орієнтованого програмування - ідея угрупування об'єктів в класи, відповідно до того як вони влаштовані і діють. Така ідея вперше була реалізована ще в 60-і роки в мові Simula. Під класом розуміється безліч об'єктів, зв'язаних спільністю структури і поведінки. Клас можна порівняти з шаблоном, по якому створюються об'єкти. Саме клас спочатку описує змінні і методи об'єкту, тобто структуру і поведінку об'єкту, і визначає механізми створення об'єкту, що реально існує в системі, який, коли створюється, є екземпляр класу.</text:span></text:p>
      <text:p text:style-name="P47"><text:span text:style-name="T60">Зрозуміло, система, що реалізовує такі принципи побудови, пред'являє жорсткіші, ніж при структурному підході, вимоги до продуктивності обчислювальної системи.</text:span></text:p>
      <text:p text:style-name="P48"><text:span text:style-name="T60">Після короткого опису деяких ключових понять об'єктно-орієнтованої методології, можна зробити вивід, що концептуально об'єктно-орієнтована методологія програмування спирається на об'єктний підхід, який включає чотири основні принципи (див. таблицю).</text:span></text:p>
      <text:p text:style-name="P48"><text:span text:style-name="T61"/></text:p>
      <table:table table:style-name="Table04">
        <table:table-column table:style-name="TableColumn0400"/>
        <table:table-column table:style-name="TableColumn0401"/>
        <table:table-column table:style-name="TableColumn0402"/>
        <table:table-column table:style-name="TableColumn0403"/>
        <table:table-row table:style-name="TableRow0400">
          <table:table-cell table:style-name="TableCell040000" table:number-columns-spanned="4">
            <text:p text:style-name="P50"><text:span text:style-name="T62">Основні принципи об'єктно-орієнтованої методології програмування</text:span><text:span text:style-name="T63"/></text:p>
          </table:table-cell>
          <table:covered-table-cell/>
          <table:covered-table-cell/>
          <table:covered-table-cell/>
        </table:table-row>
        <table:table-row table:style-name="TableRow0401">
          <table:table-cell table:style-name="TableCell040100">
            <text:p text:style-name="P53"><text:span text:style-name="T64">Абстрагування</text:span><text:span text:style-name="T65"/></text:p>
          </table:table-cell>
          <table:table-cell table:style-name="TableCell040101">
            <text:p text:style-name="P54"><text:span text:style-name="T66">Обмеження доступу</text:span><text:span text:style-name="T67"/></text:p>
          </table:table-cell>
          <table:table-cell table:style-name="TableCell040102">
            <text:p text:style-name="P54"><text:span text:style-name="T68">Модульність</text:span><text:span text:style-name="T69"/></text:p>
          </table:table-cell>
          <table:table-cell table:style-name="TableCell040103">
            <text:p text:style-name="P54"><text:span text:style-name="T70">Існування ієрархій</text:span><text:span text:style-name="T71"/></text:p>
          </table:table-cell>
        </table:table-row>
        <table:table-row table:style-name="TableRow0402">
          <table:table-cell table:style-name="TableCell040200">
            <text:p text:style-name="P57"><text:span text:style-name="T72">Виділення таких істотних характеристик об'єктів, які відрізняють його від всіх інших об'єктів і які чітко визначають особливості даного об'єкту з погляду подальшого розгляду і аналізу. Тільки істотне для даного завдання і нічого більш. Мінімальною одиницею абстракції в ООМ є клас.</text:span><text:span text:style-name="T73"/></text:p>
          </table:table-cell>
          <table:table-cell table:style-name="TableCell040201">
            <text:p text:style-name="P57"><text:span text:style-name="T74">Процес захисту окремих елементів об'єкту, що не зачіпає істотних характеристик об'єкту, як цілого.</text:span><text:span text:style-name="T75"/></text:p>
          </table:table-cell>
          <table:table-cell table:style-name="TableCell040202">
            <text:p text:style-name="P57"><text:span text:style-name="T76">Властивість системи, пов'язана з можливістю декомпозиції на ряд тісно зв'язаних частин (модулів). Модульність спирається на дискретне програмування об'єктів, які можна модернізувати або замінювати, не впливаючи на інші об'єкти і систему в цілому.</text:span><text:span text:style-name="T77"/></text:p>
          </table:table-cell>
          <table:table-cell table:style-name="TableCell040203">
            <text:p text:style-name="P57"><text:span text:style-name="T78">Ранжирування, впорядковування за деякими правилах об'єктів системи.</text:span><text:span text:style-name="T79"/></text:p>
          </table:table-cell>
        </table:table-row>
      </table:table>
      <text:p text:style-name="P59"><text:span text:style-name="T79"/></text:p>
      <text:p text:style-name="P60"><text:span text:style-name="T80">2.</text:span><text:span text:style-name="T81">Об'єктно-орієнтовані мови програмування.</text:span></text:p>
      <text:p text:style-name="P61"><text:span text:style-name="T81">Об'єктно-орієнтовані мови програмування користуються останнім часом великою популярністю серед програмістів, оскільки вони дозволяють використовувати переваги об'єктно-орієнтованого підходу не тільки на етапах проектування і конструювання програмних систем, але і на етапах їх реалізації, тестування і супроводу.</text:span></text:p>
      <text:p text:style-name="P61"><text:span text:style-name="T81">Перша об'єктно-орієнтована мова програмування Simula 67 була розроблена в кінці 60-х років в Норвегії. Автори цієї мови дуже точно вгадали перспективи розвитку програмування: їх мова набагато випередила свій час. Проте сучасники (програмісти 60-х років) опинилися не готові сприйняти цінності мови Simula 67, і вона не витримала конкуренції з іншими мовами програмування (перш за все, з мовою Fortran). Прохолодному відношенню до мови Simula 67 сприяла і та обставина, що вона була реалізована як мова, що інтерпретувалася (а не компільований), що було абсолютно неприйнятним в 60-і роки, оскільки інтерпретація пов'язана із зниженням ефективності (швидкості виконання) програм.</text:span></text:p>
      <text:p text:style-name="P61"><text:span text:style-name="T81">Але достоїнства мови Simula 67 були відмічені деякими програмістами, і в 70-і роки було розроблено велике число експериментальних об'єктно-орієнтованих мов програмування: наприклад, мови CLU, Alphard, Concurrent Pascal і ін. Ці мови так і залишилися експериментальними, але в результаті їх дослідження були розроблені сучасні об'єктно-орієнтовані мови програмування.</text:span></text:p>
      <text:p text:style-name="P61"><text:span text:style-name="T81">Огляд деяких сучасних об'єктно-орієнтованих мов програмування.</text:span></text:p>
      <text:p text:style-name="P62"><text:span text:style-name="T82">2.1.Smalltalk</text:span></text:p>
      <text:p text:style-name="P63"><text:span text:style-name="T83">Мова Smalltalk була розроблена командою Xerox Palo Alto Research Center Learning Research Group як програмна частина Dynabook - фантастичного проекту Алана Кея. В основу були покладені ідеї Simula.. Smalltalk є одночасно і мовою програмування, і середовищем розробки програм. Це чисто об'єктно-орієнтована мова, в якій абсолютно все розглядається як об'єкти; навіть цілі числа - це класи. Услід за Simula, Smalltalk є найважливішою об'єктно-орієнтованою мовою, оскільки вона не тільки зробила вплив на подальші покоління мов програмування, але і заклала основи сучасного графічного інтерфейсу користувача, на яких безпосередньо базуються інтерфейси Macintosh, Windows і Motif.</text:span></text:p>
      <text:p text:style-name="P64"><text:span text:style-name="T83">Відомо п'ять випусків мови Smalltalk, що позначаються по року їх появи: Smalltalk-72 -74. -76, -78, -80. Реалізації 1972 і 1974 років заклали основу мови, зокрема ідею передачі повідомлень і поліморфізм, хоча механізм спадкоємства ще не з'явився. У подальших версіях повноправне громадянство отримали класи; цим досягла завершення точка зору, що все складається з об'єктів. Smalltalk-80 був перенесений на багато комп'ютерних платформ.</text:span></text:p>
      <text:p text:style-name="P64"><text:span text:style-name="T83">В основу мови покладено дві прості ідеї:</text:span></text:p>
      <text:list text:style-name="L65">
        <text:list-item>
          <text:p text:style-name="P65"><text:span text:style-name="T83">все є об'єктами;</text:span></text:p>
        </text:list-item>
        <text:list-item>
          <text:p text:style-name="P65"><text:span text:style-name="T83">об'єкти взаємодіють, обмінюючись повідомленнями.</text:span></text:p>
        </text:list-item>
      </text:list>
      <text:p text:style-name="P66"><text:span text:style-name="T83">Великим недоліком Smalltalk є великі вимоги до пам'яті і низька продуктивність отрианих програм. Це пов'язано з не дуже вдалою реалізацією об'єктно-орієнтованих особливостей.</text:span></text:p>
      <text:p text:style-name="P67"><text:span text:style-name="T84">2.2. C++</text:span></text:p>
      <text:p text:style-name="P68"><text:span text:style-name="T85">Мова програмування C++ була розроблена Бьерном Страуструпом, співробітником At&amp;t Bell Laboratories(див. Рис.1).</text:span></text:p>
      <text:p text:style-name="P69"><draw:frame text:anchor-type="as-char" svg:width="70.64mm" svg:height="30.43mm" style:rel-width="scale" style:rel-height="scale"><draw:object-ole xlink:href="OleObj1"/><draw:image xlink:href="ObjectReplacements/OleObj1"/></draw:frame><text:span text:style-name="T87">Рис. 1. Бьерн Страуструп</text:span></text:p>
      <text:p text:style-name="P70"><text:span text:style-name="T88">Безпосереднім попередником C++ є З with Classes, створений тим же автором в 1980 році. Мова З with Classes, у свою чергу, була створена під сильним впливом З і Simula. C++ - це в значній мірі надбудова над С. В певному значенні можна назвати C++ покращуваним З, тим З, який забезпечує контроль типів, перевантаження функцій і ряд інших зручностей. Але головне в тому, що C++ додає до З об'єктну орієнтованість. []</text:span></text:p>
      <text:p text:style-name="P71"><text:span text:style-name="T88">Відомо декілька версій C++. У версії 1.0 реалізовані основні механізми об'єктно-орієнтованого програмування, такі як одиночне спадкоємство і поліморфізм, перевірка типів і перевантаження функцій. У створеній в 1989 році версії 2.0 знайшли віддзеркалення багато додаткових властивостей, що виникли на базі широкого досвіду застосування мови численним співтовариством користувачів. У версії 3.0 (1990) з'явилися шаблони і обробка виключень. C++ продовжує удосконалюватися і в даний час, так в 1998 році вийшла нова версія стандарту, що містить в собі деякі досить істотні зміни. Мова стала основою для розробки сучасних великих і складних проектів.</text:span></text:p>
      <text:p text:style-name="P72"><text:span text:style-name="T89">2.3. Java</text:span></text:p>
      <text:p text:style-name="P73"><text:span text:style-name="T90">З 1995 року почала широко розповсюджуватися нова об'єктно-орієнтована мова програмування Java, орієнтована на мережі комп'ютерів і, перш за все, на Internet. Синтаксис цієї мови нагадує синтаксис мови C++, проте ці мови мають мало загального. Java мова, що інтерпретується: для неї визначено внутрішнє уявлення (bytecode) і інтерпретатор цього уявлення, які вже зараз реалізовані на більшості платформ. Інтерпретатор спрощує відладку програм, написаних на мові Java, забезпечує їх переносимість на нові платформи і адаптується до нових оточень. Він дозволяє виключити вплив програм, написаних на мові Java, на інші програми і файли, що є на новій платформі, і тим самим забезпечити безпеку при виконанні цих програм. Ці властивості мови Java дозволяють використовувати його як основна мова програмування для програм, поширюваних по мережах (зокрема, по мережі Internet). []</text:span></text:p>
      <text:p text:style-name="P74"><text:span text:style-name="T91">3.<text:s/></text:span><text:span text:style-name="T92">Мова програмування Java.</text:span></text:p>
      <text:p text:style-name="P74"><text:span text:style-name="T93">3.1.<text:s/></text:span><text:span text:style-name="T94">Огляд мови Java.</text:span></text:p>
      <text:p text:style-name="P75"><text:span text:style-name="T95">Дана частина роботи присвячена одному з найбільш перспективних на сьогоднішній день мов програмування - мови Java. Технологію на ім'я Java можна без перебільшення назвати революційною в індустрії розробки програмного забезпечення. У чому ж перспективність і революційність цієї технології?</text:span></text:p>
      <text:p text:style-name="P75"><text:span text:style-name="T95">На сьогоднішній день створення програмного забезпечення є надзвичайно важке заняття. Труднощі пов'язані з різноманітністю архітектури машин, операційних систем, графічних оболонок і т. Д. Стрімке зростання технологій, пов'язаних з мережею Internet, додатково ускладнює цю задачу. До мережі Internet підключені комп'ютери самих різних типів - IBM PC, Macintosh, робочі станції Sun та інші. Всі ці системи утворюють єдину мережу, яка повинна працювати як одне ціле, забезпечуючи при цьому високий рівень безпеки інформації.</text:span></text:p>
      <text:p text:style-name="P76"><text:span text:style-name="T96"/></text:p>
      <table:table table:style-name="Table05">
        <table:table-column table:style-name="TableColumn0500"/>
        <table:table-column table:style-name="TableColumn0501"/>
        <table:table-row table:style-name="TableRow0500">
          <table:table-cell table:style-name="TableCell050000">
            <text:p text:style-name="P78"><text:span text:style-name="T96"/></text:p>
          </table:table-cell>
          <table:table-cell table:style-name="TableCell050001">
            <text:p text:style-name="P79"><text:span text:style-name="T97">()</text:span><text:span text:style-name="T98"/></text:p>
          </table:table-cell>
        </table:table-row>
      </table:table>
      <text:p text:style-name="P81"><text:span text:style-name="T98"/></text:p>
      <text:p text:style-name="P82"><text:span text:style-name="T99">Таким чином, сучасні програми повинні бути безпечні, високопродуктивні, працювати в розподіленому середовищі, бути нейтральними до архітектури. Створена компанією Sun Microsystems система розробки Java задовольняє всім цим вимогам. Java - об'єктно-орієнтована мова, зручний і надійний в експлуатації завдяки таким своїм перевагам, як багатозадачність, підтримка протоколів Internet і многоплатформенность.</text:span></text:p>
      <text:p text:style-name="P82"><text:span text:style-name="T99">Мова Java поставляється з досить об'ємною бібліотекою класів. Бібліотеки класів Java значно спрощують розробку додатків, надаючи в розпорядження програміста потужні средстварешенія поширених завдань.</text:span></text:p>
      <text:p text:style-name="P82"><text:span text:style-name="T99">Програми, розроблені на мові програмування Java, можна розділити за своїм призначенням і функціональності на дві великі групи:</text:span></text:p>
      <text:list text:style-name="L83">
        <text:list-item>
          <text:p text:style-name="P83"><text:span text:style-name="T99">Самостійні програми (назвемо їх застосування Java), що працюють незалежно на локальному комп'ютері</text:span></text:p>
        </text:list-item>
        <text:list-item>
          <text:p text:style-name="P83"><text:span text:style-name="T99">Аплети (applets), що працюють в Internet</text:span></text:p>
        </text:list-item>
      </text:list>
      <text:p text:style-name="P84"><text:span text:style-name="T99">В даний час робота Java підтримується всіма основними комп'ютерними платформами. Самостійне додаток, призначене для автономної роботи, компілюється і виконується на локальній машині під управлінням системи часу виконання Java. []</text:span></text:p>
      <text:p text:style-name="P85"><text:span text:style-name="T100">3.2.</text:span><text:span text:style-name="T101">Переваги мови Java.</text:span></text:p>
      <text:p text:style-name="P86"><text:span text:style-name="T102">Мова мала втілювати такі якості: простоту і міць, безпеку, об'єктну орієнтованість, надійність, інтерактивність, архітектурну незалежність, можливість інтерпретації, високу продуктивність і легкість у вивченні. Навіть якщо ви ніколи не напишете жодного рядка на мові Java, знати про її можливості досить корисно, оскільки саме перераховані вище властивості мови і є визначальними в його виборі.</text:span></text:p>
      <text:p text:style-name="P86"><text:span text:style-name="T102">Безпека. В популярній літературі наших днів, особливо якщо мова заходить про Internet, стало модною темою обговорення питань безпеки. Люди впевнені, що використання Internet в комерційній діяльності рівносильно написання номера своєї кредитної картки на стінці телефонної будки. Один з ключових принципів розробки мови Java полягав у забезпеченні захисту від несанкціонованого доступу. Програми на Java не можуть викликати глобальні функції і отримувати доступ до довільних системних ресурсів, що забезпечує в Java рівень безпеки, недоступний для інших мов.</text:span></text:p>
      <text:p text:style-name="P86"><text:span text:style-name="T102">Надійність. Java обмежує вас в декількох ключових областях і таким чином сприяє виявленню помилок на ранніх стадіях розробки програми. У той же час в ній відсутні багато джерел помилок, властивих іншим мовам програмування. У традиційних середовищах програмування розподіл пам'яті є досить нудним заняттям - програмісту доводиться самому стежити за усієї використовуваної в програмі пам'яттю, не забуваючи звільняти її в міру того, як потреба в ній відпадає. Найчастіше програмісти забувають звільняти захоплену ними пам'ять або, що ще гірше, звільняють ту пам'ять, яка все ще використовується який-небудь частиною програми. Виняткові ситуації в традиційних середовищах програмування часто виникають в таких, наприклад, випадках, як розподіл на нуль або спроба відкрити неіснуючий файл, і їх доводиться обробляти за допомогою незграбних і нечитабельних конструкцій. Java фактично знімає обидві ці проблеми, використовуючи збирач сміття для звільнення вільної пам'яті і вбудовані об'єктно-орієнтовані засоби для обробки виняткових ситуацій.</text:span></text:p>
      <text:p text:style-name="P86"><text:span text:style-name="T102">Спеціальний процес збірки сміття - це одна з найцікавіших особливостей мови програмування Java і середовища виконання додатків Java, призначена для видалення непотрібних об'єктів з пам'яті. Ця система позбавляє програміста від необхідності уважно стежити за використанням пам'яті, звільняючи непотрібні більш області явно.</text:span></text:p>
      <text:p text:style-name="P86"><text:span text:style-name="T102">Інтерактівность.Java створювалася як засіб, який повинен задовольнити нагальну потребу в створенні інтерактивних мережевих програм. У Java реалізовано кілька цікавих рішень, що дозволяють писати код, який виконує одночасно масу різних функцій і не забуває при цьому стежити за тим, що і коли має відбутися. У мові Java для вирішення проблеми синхронізації процесів застосований найбільш елегантний з усіх коли-небудь був винайдений методів, який дозволяє конструювати прекрасні інтерактивні системи. Прості в обігу витончені підпроцеси Java дають можливість реалізації в програмі конкретного поведінки, не відволікаючись при цьому на вкладання глобальної циклічної обробки подій.</text:span></text:p>
      <text:p text:style-name="P86"><text:span text:style-name="T102">Незалежність від архітектури ЕВМ.Вопрос про довговічність і переносимості коду важливіше релігійних воєн між ПК і Макінтоша. Творці Java наклали на мову і на середу часу виконання кілька жорстких вимог, які на ділі, а не на словах дозволяють, одного разу написавши, завжди запускати програму в будь-якому місці і в будь-який час.</text:span></text:p>
      <text:p text:style-name="P86"><text:span text:style-name="T102">Інтерпретація плюс висока продуктивність. Надзвичайна здатність Java виконувати свій код на будь-який з підтримуваних платформ досягається тим, що її програми транслюються в якесь проміжне уявлення, зване байт-кодом, який, в свою чергу, може інтерпретуватися в будь-якій системі, в якій є середовище часу виконання Java. Більшість ранніх систем, в яких намагалися забезпечити незалежність від платформи, володіло величезним недоліком - втратою продуктивності (Basic, Perl). Незважаючи на те, що в Java використовується інтерпретатор, байт-код легко перекладається безпосередньо в<text:s/></text:span><text:span text:style-name="T103">«</text:span><text:span text:style-name="T104">рідні</text:span><text:span text:style-name="T105">»<text:s/></text:span><text:span text:style-name="T106">машинні коди (Just In Time compilers)<text:s/></text:span><text:span text:style-name="T107">«</text:span><text:span text:style-name="T108">на льоту</text:span><text:span text:style-name="T109">».<text:s/></text:span><text:span text:style-name="T110">При цьому досягається дуже висока продуктивність (Symantec JIT вбудований в Netscape Navigator).</text:span></text:p>
      <text:p text:style-name="P86"><text:span text:style-name="T110">Простота вивчення. Мова Java, хоча і більш складний ніж мови командних інтерпретаторів, все ж незмірно простіше для вивчення, ніж інші мови програмування, наприклад C ++. Java відмінний від С ++ полегшеним сприйняттям синтаксису Java.</text:span></text:p>
      <text:p text:style-name="P86"><text:span text:style-name="T111"/></text:p>
      <text:p text:style-name="P87"><text:span text:style-name="T112">Висновки</text:span></text:p>
      <text:p text:style-name="P88"><text:span text:style-name="T112">Об'єктно-орієнтовані системи дають ширший спектр багатократного використання текстів програм. Бібліотек об'єктів також можна набувати від незалежних постачальників. В даний час найактивніше купують такі бібліотеки класів для створення призначених для користувача інтерфейсів з піктограмами. Розробка і написання таких інтерфейсів з нуля - завдання нелегке. Компанії типу Apple і Whitewater Group поставляють інструментарії для швидкої побудови таких інтерфейсів на основі декількох базових класів типу Window, Menu, Scrollbar і Icon. Користувачі можуть використовувати як ці класи, так і їх підкласи, що додають в інтерфейс, наприклад, спеціальні піктограми.</text:span></text:p>
      <text:p text:style-name="P88"><text:span text:style-name="T112">ООС легко підтримуються. Четверта перевага полягає в способі комплектування об'єктно-орієнтованих програмних модулів. Традиційне ПО складається з даних і процедур, здійснюючий доступ і зміну даних. Дані і процедури комплектуються окремо, тому зміна структури даних впливає на різні модулі, написані різними користувачами. У об'єктно-орієнтованій системі дані і процедури розглядаються разом як частина одного пакету - об'єкту. При зміні даних всі задіяні процедури легко ідентифікуються і змінюються одночасно. Оскільки зміна розповсюджується тільки на одну область системи, його побічний вплив на всю систему зменшується.</text:span></text:p>
      <text:p text:style-name="P88"><text:span text:style-name="T113"/></text:p>
      <text:p text:style-name="P89"><text:span text:style-name="T114">Список літератури</text:span></text:p>
      <text:list text:style-name="L90">
        <text:list-item>
          <text:p text:style-name="P90"><text:span text:style-name="T115">.<text:s/></text:span><text:span text:style-name="T116">Г.</text:span><text:span text:style-name="T117"> </text:span><text:span text:style-name="T118">Буч<text:s/></text:span><text:span text:style-name="T119">«</text:span><text:span text:style-name="T120">Объектно-ориентированный анализ и проектирование с примерами приложений на С++</text:span><text:span text:style-name="T121">»<text:s/></text:span><text:span text:style-name="T122">Пер. с англ. - М.: Бином; СПб.: Невский диалект, 1999. </text:span></text:p>
        </text:list-item>
        <text:list-item>
          <text:p text:style-name="P90"><text:span text:style-name="T123">.<text:s/></text:span><text:span text:style-name="T124">Э.</text:span><text:span text:style-name="T125"> </text:span><text:span text:style-name="T126">Ишкова<text:s/></text:span><text:span text:style-name="T127">«C++<text:s/></text:span><text:span text:style-name="T128">начала программирования</text:span><text:span text:style-name="T129">» -<text:s/></text:span><text:span text:style-name="T130">М.: Бином, 2001.</text:span></text:p>
        </text:list-item>
        <text:list-item>
          <text:p text:style-name="P90"><text:span text:style-name="T131">.<text:s/></text:span><text:span text:style-name="T132">Бишоп Д. Эффективная работа: Java 2. - СПб.: Питер; К.: Издательская группа BHV, 2002г. – 592с.</text:span></text:p>
        </text:list-item>
        <text:list-item>
          <text:p text:style-name="P90"><text:span text:style-name="T133">.<text:s/></text:span><text:span text:style-name="T134">Ваулин А.С.</text:span><text:span text:style-name="T135">«</text:span><text:span text:style-name="T136">Языки программирования</text:span><text:span text:style-name="T137">»:<text:s/></text:span><text:span text:style-name="T138">кн.5, 1993 г. – 232с.</text:span></text:p>
        </text:list-item>
        <text:list-item>
          <text:p text:style-name="P90"><text:span text:style-name="T139">.<text:s/></text:span><text:span text:style-name="T140">Вебер Д. Технология Java в подлиннике: пер. с англ. - СПб.: БХВ - Петербург, 2001г.– 1104с.</text:span></text:p>
        </text:list-item>
        <text:list-item>
          <text:p text:style-name="P90"><text:span text:style-name="T141">. </text:span><text:span text:style-name="T142">Зарецкая И.Т., КолодяжныйБ.Г., ГуржийА.Н., СоколовА.Ю. Информатика 10-11 класс. - К.:<text:s/></text:span><text:span text:style-name="T143">«</text:span><text:span text:style-name="T144">Форум</text:span><text:span text:style-name="T145">», 2001<text:s/></text:span><text:span text:style-name="T146">г.– 494с.</text:span></text:p>
        </text:list-item>
        <text:list-item>
          <text:p text:style-name="P90"><text:span text:style-name="T147">.<text:s/></text:span><text:span text:style-name="T148">Ляхович В.Ф. Основы информатики. -Ростов-на-Дону: Феникс, 1996г. – 699с</text:span></text:p>
        </text:list-item>
        <text:list-item>
          <text:p text:style-name="P90"><text:span text:style-name="T149">.<text:s/></text:span><text:span text:style-name="T150">Ушкова В.</text:span><text:span text:style-name="T151">«</text:span><text:span text:style-name="T152">Новые языки программирования и тенденции их развития</text:span><text:span text:style-name="T153">», 1982<text:s/></text:span><text:span text:style-name="T154">г. – 335с.</text:span><text:span text:style-name="T155"/></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